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b0833" officeooo:paragraph-rsid="001b0833"/>
    </style:style>
    <style:style style:name="P2" style:family="paragraph" style:parent-style-name="Standard">
      <style:text-properties fo:language="en" fo:country="US" officeooo:rsid="00202319" officeooo:paragraph-rsid="00202319"/>
    </style:style>
    <style:style style:name="P3" style:family="paragraph" style:parent-style-name="Standard">
      <style:text-properties fo:language="en" fo:country="US" fo:font-weight="bold" officeooo:rsid="001b0833" officeooo:paragraph-rsid="001b0833" style:font-weight-asian="bold" style:font-weight-complex="bold"/>
    </style:style>
    <style:style style:name="P4" style:family="paragraph" style:parent-style-name="Standard">
      <style:text-properties officeooo:paragraph-rsid="00202319"/>
    </style:style>
    <style:style style:name="T1" style:family="text">
      <style:text-properties officeooo:rsid="001ba0cf"/>
    </style:style>
    <style:style style:name="T2" style:family="text">
      <style:text-properties officeooo:rsid="001d4817"/>
    </style:style>
    <style:style style:name="T3" style:family="text">
      <style:text-properties officeooo:rsid="00202319"/>
    </style:style>
    <style:style style:name="T4" style:family="text">
      <style:text-properties fo:language="en" fo:country="US" officeooo:rsid="002023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tsPlay Wijzigingsvoorstel/ <text:span text:style-name="T3">Proposed </text:span>Adjustment<text:span text:style-name="T3">s</text:span></text:p>
      <text:p text:style-name="P3">Tjitze de Boer</text:p>
      <text:p text:style-name="P1"/>
      <text:p text:style-name="P1">The addition of a short description to each game entry.</text:p>
      <text:p text:style-name="P1">This requires an additional row to game entry database <text:span text:style-name="T2">table.</text:span></text:p>
      <text:p text:style-name="P1">An another piece to retrieve and add to the game detail pages.</text:p>
      <text:p text:style-name="P1">An additional form element in the entry and edit forms <text:span text:style-name="T1">and a change in the upload/edit script and form validation with a maximum input </text:span><text:span text:style-name="T2">length.</text:span></text:p>
      <text:p text:style-name="P1"/>
      <text:p text:style-name="P2">A clarification text on the password reset request page that the email may show up in your spam folder.</text:p>
      <text:p text:style-name="P2"/>
      <text:p text:style-name="P2">A registration success email send when one makes an account.</text:p>
      <text:p text:style-name="P1"/>
      <text:p text:style-name="P4"><text:span text:style-name="T4">And the change of capitalization within the navigation bar for consistency.</text:span></text:p>
      <text:p text:style-name="P4"><text:span text:style-name="T4"/></text:p>
      <text:p text:style-name="P4"><text:span text:style-name="T4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02T10:21:42.003000000</meta:creation-date>
    <dc:date>2021-11-09T11:42:55.179000000</dc:date>
    <meta:editing-duration>PT4H36S</meta:editing-duration>
    <meta:editing-cycles>3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0" meta:word-count="104" meta:character-count="622" meta:non-whitespace-character-count="526"/>
  </office:meta>
</office:document-meta>
</file>